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counting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be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billing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2094-2349-2348-1234</text:p>
          </table:table-cell>
          <table:table-cell office:value-type="date" office:date-value="2021-09-01T00:00:00" table:style-name="ce3">
            <text:p>09/01/2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2"/>
          <table:table-cell office:value-type="string" table:style-name="ce1">
            <text:p>7822-1234-7438-1283</text:p>
          </table:table-cell>
          <table:table-cell office:value-type="date" office:date-value="2021-09-01T00:00:00" table:style-name="ce3">
            <text:p>09/01/2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7438-1283-1238-1238</text:p>
          </table:table-cell>
          <table:table-cell office:value-type="date" office:date-value="2021-09-01T00:00:00" table:style-name="ce3">
            <text:p>09/01/2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2374091823740123823</text:p>
          </table:table-cell>
          <table:table-cell office:value-type="date" office:date-value="2021-09-01T00:00:00" table:style-name="ce3">
            <text:p>09/01/2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2"/>
          <table:table-cell office:value-type="string" table:style-name="ce1">
            <text:p>2983741293048172034</text:p>
          </table:table-cell>
          <table:table-cell office:value-type="date" office:date-value="2021-09-01T00:00:00" table:style-name="ce3">
            <text:p>09/01/21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categorie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rt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ticulos de limpiez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toparte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porte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lectrodomestico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ntretenimiento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erramienta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oga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ndumentari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jardineria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cnologia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pay_method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bu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edito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vu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bit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fectiv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post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t. Deportivo - (Long Gino)</text:p>
          </table:table-cell>
          <table:table-cell office:value-type="string" table:style-name="ce1">
            <text:p>NULL</text:p>
          </table:table-cell>
          <table:table-cell office:value-type="float" office:value="1200" table:style-name="ce1">
            <text:p>1200</text:p>
          </table:table-cell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dumentaria para (Long Gino)</text:p>
          </table:table-cell>
          <table:table-cell office:value-type="string" table:style-name="ce1">
            <text:p>NULL</text:p>
          </table:table-cell>
          <table:table-cell office:value-type="float" office:value="700" table:style-name="ce1">
            <text:p>700</text:p>
          </table:table-cell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dumentaria para (Long Gino)</text:p>
          </table:table-cell>
          <table:table-cell office:value-type="string" table:style-name="ce1">
            <text:p>NULL</text:p>
          </table:table-cell>
          <table:table-cell office:value-type="float" office:value="400" table:style-name="ce1">
            <text:p>400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t. Limpieza - (Macaya Sebastian)</text:p>
          </table:table-cell>
          <table:table-cell office:value-type="string" table:style-name="ce1">
            <text:p>NULL</text:p>
          </table:table-cell>
          <table:table-cell office:value-type="float" office:value="400" table:style-name="ce1">
            <text:p>400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t. Limpieza - (Macaya Sebastian)</text:p>
          </table:table-cell>
          <table:table-cell office:value-type="string" table:style-name="ce1">
            <text:p>NULL</text:p>
          </table:table-cell>
          <table:table-cell office:value-type="float" office:value="1200" table:style-name="ce1">
            <text:p>120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toparte - (Macaya Sebastian)</text:p>
          </table:table-cell>
          <table:table-cell office:value-type="string" table:style-name="ce1">
            <text:p>NULL</text:p>
          </table:table-cell>
          <table:table-cell office:value-type="float" office:value="50000" table:style-name="ce1">
            <text:p>5000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ectrodomestico - (Martinez Marcelo)</text:p>
          </table:table-cell>
          <table:table-cell office:value-type="string" table:style-name="ce1">
            <text:p>NULL</text:p>
          </table:table-cell>
          <table:table-cell office:value-type="float" office:value="700" table:style-name="ce1">
            <text:p>700</text:p>
          </table:table-cell>
          <table:table-cell office:value-type="float" office:value="344" table:style-name="ce1">
            <text:p>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rramienta - (Martinez Marcelo)</text:p>
          </table:table-cell>
          <table:table-cell office:value-type="string" table:style-name="ce1">
            <text:p>NULL</text:p>
          </table:table-cell>
          <table:table-cell office:value-type="float" office:value="400" table:style-name="ce1">
            <text:p>400</text:p>
          </table:table-cell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t. del Hogar - (Martinez Marcelo)</text:p>
          </table:table-cell>
          <table:table-cell office:value-type="string" table:style-name="ce1">
            <text:p>NULL</text:p>
          </table:table-cell>
          <table:table-cell office:value-type="float" office:value="700" table:style-name="ce1">
            <text:p>70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toparte - (Molina Pablo)</text:p>
          </table:table-cell>
          <table:table-cell office:value-type="string" table:style-name="ce1">
            <text:p>NULL</text:p>
          </table:table-cell>
          <table:table-cell office:value-type="float" office:value="50000" table:style-name="ce1">
            <text:p>50000</text:p>
          </table:table-cell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t. Limpieza - (Molina Pablo)</text:p>
          </table:table-cell>
          <table:table-cell office:value-type="string" table:style-name="ce1">
            <text:p>NULL</text:p>
          </table:table-cell>
          <table:table-cell office:value-type="float" office:value="1200" table:style-name="ce1">
            <text:p>1200</text:p>
          </table:table-cell>
          <table:table-cell office:value-type="float" office:value="331" table:style-name="ce1">
            <text:p>3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t. Limpieza - (Molina Pablo)</text:p>
          </table:table-cell>
          <table:table-cell office:value-type="string" table:style-name="ce1">
            <text:p>NULL</text:p>
          </table:table-cell>
          <table:table-cell office:value-type="float" office:value="400" table:style-name="ce1">
            <text:p>40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ctrodomestico - Racedo Cristian</text:p>
          </table:table-cell>
          <table:table-cell office:value-type="string" table:style-name="ce1">
            <text:p>Ultimos lavarropas en muy buen estado, se vende por liquidacion de stock</text:p>
          </table:table-cell>
          <table:table-cell office:value-type="float" office:value="700" table:style-name="ce1">
            <text:p>700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date" office:date-value="2021-08-27T00:00:00" table:style-name="ce3">
            <text:p>08/27/21</text:p>
          </table:table-cell>
          <table:table-cell office:value-type="date" office:date-value="2021-08-27T00:00:00" table:style-name="ce3">
            <text:p>08/27/2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product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euma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ptic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di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cohol en ge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uavizan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etergen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alzad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mise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uantes de box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avarropa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icroonda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ecarropa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erruch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artill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stornillado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ommie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dula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intur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mis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c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orbat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bon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angue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astrill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otebook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c escritorio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eclado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onito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ullove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les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reintegro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00" table:style-name="ce1">
            <text:p>7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tregado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cancelado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 proceso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cancelado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0000" table:style-name="ce1">
            <text:p>500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tregado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 proceso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00" table:style-name="ce1">
            <text:p>4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 proceso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entregado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00" table:style-name="ce1">
            <text:p>700</text:p>
          </table:table-cell>
          <table:table-cell office:value-type="date" office:date-value="2021-08-30T00:00:00" table:style-name="ce4">
            <text:p>8/30/21 12:00 AM</text:p>
          </table:table-cell>
          <table:table-cell office:value-type="string" table:style-name="ce1">
            <text:p>cancelado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user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istian Racedo</text:p>
          </table:table-cell>
          <table:table-cell office:value-type="string" table:style-name="ce1">
            <text:p>cristiandracedo@gmail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215714n</text:p>
          </table:table-cell>
          <table:table-cell office:value-type="string" table:style-name="ce1">
            <text:p>cristiandracedo@hotmail.com</text:p>
          </table:table-cell>
          <table:table-cell office:value-type="string" table:style-name="ce1">
            <text:p>admi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rcelo Martinez</text:p>
          </table:table-cell>
          <table:table-cell office:value-type="string" table:style-name="ce1">
            <text:p>mjmserviciostecnicos@gmail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blo Molina</text:p>
          </table:table-cell>
          <table:table-cell office:value-type="string" table:style-name="ce1">
            <text:p>palitomolina22@gmail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ino Long</text:p>
          </table:table-cell>
          <table:table-cell office:value-type="string" table:style-name="ce1">
            <text:p>ginolong@hotmail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ebastian Macaya</text:p>
          </table:table-cell>
          <table:table-cell office:value-type="string" table:style-name="ce1">
            <text:p>contacto@sebastianmacaya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ux</text:p>
          </table:table-cell>
          <table:table-cell office:value-type="string" table:style-name="ce1">
            <text:p>lt@linux.com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@f_pescar</text:p>
          </table:table-cell>
          <table:table-cell office:value-type="string" table:style-name="ce1">
            <text:p>root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users_data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Racedo</text:p>
          </table:table-cell>
          <table:table-cell office:value-type="date" office:date-value="1991-04-18T00:00:00" table:style-name="ce3">
            <text:p>04/18/9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1098506</text:p>
          </table:table-cell>
          <table:table-cell office:value-type="string" table:style-name="ce1">
            <text:p>20-35336446-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Macay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71135331</text:p>
          </table:table-cell>
          <table:table-cell office:value-type="string" table:style-name="ce1">
            <text:p>20-03034567-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ino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82281142</text:p>
          </table:table-cell>
          <table:table-cell office:value-type="string" table:style-name="ce1">
            <text:p>20-29386382-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17899720</text:p>
          </table:table-cell>
          <table:table-cell office:value-type="string" table:style-name="ce1">
            <text:p>20-10234882-6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cel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22555174</text:p>
          </table:table-cell>
          <table:table-cell office:value-type="string" table:style-name="ce1">
            <text:p>25-08291283-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Racedo</text:p>
          </table:table-cell>
          <table:table-cell office:value-type="date" office:date-value="1991-04-18T00:00:00" table:style-name="ce3">
            <text:p>04/18/9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58976713</text:p>
          </table:table-cell>
          <table:table-cell office:value-type="string" table:style-name="ce1">
            <text:p>20-64463353-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inus</text:p>
          </table:table-cell>
          <table:table-cell office:value-type="string" table:style-name="ce1">
            <text:p>Torval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147118050</text:p>
          </table:table-cell>
          <table:table-cell office:value-type="string" table:style-name="ce1">
            <text:p>30-03020130-2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27</meta:generator>
    <meta:initial-creator>phpMyAdmin 5.1.1</meta:initial-creator>
    <dc:creator>EducacionIT</dc:creator>
    <meta:creation-date>2021-09-03T19:39:35Z</meta:creation-date>
    <dc:date>2021-09-03T18:14:02Z</dc:date>
  </office:meta>
</office:document-meta>
</file>